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23310" officeooo:paragraph-rsid="00023310"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officeooo:rsid="00023310" officeooo:paragraph-rsid="0002331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23310" officeooo:paragraph-rsid="0002331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365a1" officeooo:paragraph-rsid="000365a1"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305f" officeooo:paragraph-rsid="0005305f" style:font-size-asian="12pt" style:font-weight-asian="normal" style:font-size-complex="12pt" style:font-weight-complex="normal"/>
    </style:style>
    <style:style style:name="T1" style:family="text">
      <style:text-properties officeooo:rsid="0004b8a9"/>
    </style:style>
    <style:style style:name="T2" style:family="text">
      <style:text-properties officeooo:rsid="000634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N°3 pour la SAE :</text:p>
      <text:p text:style-name="P1">Développer une application</text:p>
      <text:p text:style-name="P1">28/11/2023</text:p>
      <text:p text:style-name="P2"/>
      <text:p text:style-name="P2"/>
      <text:p text:style-name="P3">Durant cette séance, on a été en auto-formation, dans un premier temps, nous avons décidé de réaliser le cahier des charges même si on a pas encore le sujet, on a aussi réalisé un diagramme de Gantt qu’on modifiera à chaque séance.</text:p>
      <text:p text:style-name="P3"/>
      <text:p text:style-name="P4">Ensuite, j’ai d’abord créer une table avec différents paramètres (Id_utilisateur, Mdp, Nom, Prenom, Mail, Téléphone, Âge) pour réalisé un formulaire d’inscription en utilisant le modèle MVC ( Model View Controller ). J<text:span text:style-name="T2">e n’ai</text:span> pas pu créer de base de donnée parce que j’avais pas les droits sur les ordinateurs de l’université.</text:p>
      <text:p text:style-name="P4"/>
      <text:p text:style-name="P4">Lors de nos cours en développement web, on a appris à utiliser le modèle MVC, je me suis inspiré d’un des rendu du professeur avec le Model.php pour ensuite créer le controleur et la vue, <text:span text:style-name="T1">dans la vue, on met tous les codes HTML dedans, j’ai mis le formulaire avec des balises input et form pour avoir le nom et prénom, l’âge, le mail, le téléphone et le mot de passe. Malheureusement j’ai pas pu le terminer à cause d’un problème de connexion.</text:span></text:p>
      <text:p text:style-name="P5">Et pour finir j’ai remplis la feuille de temps de cette jour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8T12:29:52.551478613</meta:creation-date>
    <dc:date>2023-11-28T13:07:28.268213781</dc:date>
    <meta:editing-duration>PT6M4S</meta:editing-duration>
    <meta:editing-cycles>2</meta:editing-cycles>
    <meta:generator>LibreOffice/5.1.6.2$Linux_X86_64 LibreOffice_project/10m0$Build-2</meta:generator>
    <meta:document-statistic meta:table-count="0" meta:image-count="0" meta:object-count="0" meta:page-count="1" meta:paragraph-count="7" meta:word-count="199" meta:character-count="1129" meta:non-whitespace-character-count="937"/>
  </office:meta>
</office:document-meta>
</file>